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enorite" svg:font-family="Tenorite" style:font-family-generic="system" style:font-pitch="variable"/>
    <style:font-face style:name="Myanmar Text" svg:font-family="Myanmar Text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/>
    </style:style>
    <style:style style:name="P2" style:parent-style-name="Standaard" style:list-style-name="LFO4" style:family="paragraph"/>
    <style:style style:name="P3" style:parent-style-name="Standaard" style:list-style-name="LFO4" style:family="paragraph"/>
    <style:style style:name="P4" style:parent-style-name="Standaard" style:list-style-name="LFO4" style:family="paragraph"/>
    <style:style style:name="P5" style:parent-style-name="Standaard" style:list-style-name="LFO4" style:family="paragraph"/>
    <style:style style:name="P6" style:parent-style-name="Standaard" style:list-style-name="LFO4" style:family="paragraph"/>
    <style:style style:name="P7" style:parent-style-name="Standaard" style:list-style-name="LFO4" style:family="paragraph"/>
    <style:style style:name="P8" style:parent-style-name="Standaard" style:list-style-name="LFO4" style:family="paragraph"/>
  </office:automatic-styles>
  <office:body>
    <office:text text:use-soft-page-breaks="true">
      <text:p text:style-name="P1">Tijdmachine initiatieven</text:p>
      <text:list text:style-name="LFO4" text:continue-numbering="true">
        <text:list-item>
          <text:p text:style-name="P2"><text:a xlink:href="https://www.amsterdamtimemachine.nl/nl/" office:target-frame-name="_top" xlink:show="replace"><text:span text:style-name="Hyperlink">Amsterdam Time Machine</text:span></text:a></text:p>
        </text:list-item>
        <text:list-item>
          <text:p text:style-name="P3"><text:a xlink:href="https://www.goudatijdmachine.nl" office:target-frame-name="_top" xlink:show="replace"><text:span text:style-name="Hyperlink">Gouda Tijdmachine</text:span></text:a></text:p>
        </text:list-item>
        <text:list-item>
          <text:p text:style-name="P4"><text:a xlink:href="https://utrechttimemachine.nl/" office:target-frame-name="_top" xlink:show="replace"><text:span text:style-name="Hyperlink">Utrecht Time Machine</text:span></text:a></text:p>
        </text:list-item>
        <text:list-item>
          <text:p text:style-name="P5"><text:a xlink:href="https://www.atlasvanooit.nl" office:target-frame-name="_top" xlink:show="replace"><text:span text:style-name="Hyperlink">De Atlas van Ooit</text:span></text:a></text:p>
        </text:list-item>
        <text:list-item>
          <text:p text:style-name="P6"><text:a xlink:href="https://aezel.eu/over/doel" office:target-frame-name="_top" xlink:show="replace"><text:span text:style-name="Hyperlink">Limburg Time Machine</text:span></text:a></text:p>
        </text:list-item>
        <text:list-item>
          <text:p text:style-name="P7"><text:a xlink:href="https://www.hilversumtimemachine.nl" office:target-frame-name="_top" xlink:show="replace"><text:span text:style-name="Hyperlink">Hilversum Tijdmachine</text:span></text:a></text:p>
        </text:list-item>
        <text:list-item>
          <text:p text:style-name="P8"><text:a xlink:href="https://data.oudlisse.nl" office:target-frame-name="_top" xlink:show="replace"><text:span text:style-name="Hyperlink">Lisse Tijdreis</text:span></text:a>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enorite" svg:font-family="Tenorite" style:font-family-generic="system" style:font-pitch="variable"/>
    <style:font-face style:name="Myanmar Text" svg:font-family="Myanmar Text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Tenorite" style:font-name-asian="Tenorite" style:font-name-complex="Myanmar Tex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C3C3C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777in" fo:margin-bottom="0.1111in"/>
      <style:text-properties style:font-name-asian="Times New Roman" fo:font-weight="bold" style:font-weight-asian="bold" fo:color="#0085C6" fo:font-size="22pt" style:font-size-asian="22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666in" fo:margin-bottom="0.0277in"/>
      <style:text-properties style:font-name-asian="Times New Roman" fo:font-weight="bold" style:font-weight-asian="bold" fo:color="#64686B" fo:font-size="14pt" style:font-size-asian="14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833in"/>
      <style:text-properties style:font-name-asian="Times New Roman" fo:font-weight="bold" style:font-weight-asian="bold" fo:color="#64686B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833in" fo:margin-left="0.5909in" fo:text-indent="-0.5909in">
        <style:tab-stops/>
      </style:paragraph-properties>
      <style:text-properties style:font-name-asian="Times New Roman" fo:font-weight="bold" style:font-weight-asian="bold" style:font-style-complex="italic" fo:color="#64686B" fo:font-size="12pt" style:font-size-asian="12pt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708F0A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808080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/>
      <style:text-properties style:font-name-asian="Times New Roman" fo:color="#808080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595959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/>
      <style:text-properties style:font-name-asian="Times New Roman" fo:color="#595959" fo:hyphenate="false"/>
    </style:style>
    <style:style style:name="Standaard" style:display-name="Standaard" style:family="paragraph">
      <style:paragraph-properties fo:margin-bottom="0in"/>
      <style:text-properties fo:hyphenate="false"/>
    </style:style>
    <style:style style:name="Standaardalinea-lettertype" style:display-name="Standaardalinea-lettertype" style:family="text"/>
    <text:list-style style:name="WW_OutlineListStyle" style:display-name="WW_OutlineListStyle">
      <text:list-level-style-number text:level="1" style:num-suffix="." style:num-list-format-name="NLF0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kstvantijdelijkeaanduiding" style:display-name="Tekst van tijdelijke aanduiding" style:family="text" style:parent-style-name="Standaardalinea-lettertype">
      <style:text-properties fo:color="#808080"/>
    </style:style>
    <style:style style:name="Koptekst" style:display-name="Kop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GNmeta" style:display-name="GN meta" style:family="text" style:parent-style-name="Standaardalinea-lettertype">
      <style:text-properties fo:color="#878787" fo:font-size="8pt" style:font-size-asian="8pt"/>
    </style:style>
    <style:style style:name="Hyperlink" style:display-name="Hyperlink" style:family="text" style:parent-style-name="Standaardalinea-lettertype">
      <style:text-properties fo:color="#0085C6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NKop1" style:display-name="GN Kop 1" style:family="paragraph" style:parent-style-name="Kop1" style:next-style-name="Standaard" style:default-outline-level="1">
      <style:paragraph-properties fo:margin-left="0.5909in" fo:text-indent="-0.5909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Tenorite" style:font-name-asian="Times New Roman" style:font-name-complex="Myanmar Text" fo:font-weight="bold" style:font-weight-asian="bold" fo:color="#0085C6" fo:font-size="22pt" style:font-size-asian="22pt" style:font-size-complex="16pt"/>
    </style:style>
    <style:style style:name="Inhopg1" style:display-name="Inhopg 1" style:family="paragraph" style:parent-style-name="Standaard" style:next-style-name="Standaard" style:auto-update="true">
      <style:paragraph-properties fo:margin-top="0.1388in" fo:margin-bottom="0.0416in" fo:margin-left="0.3937in" fo:text-indent="-0.3937in">
        <style:tab-stops>
          <style:tab-stop style:type="right" style:position="5.6in"/>
        </style:tab-stops>
      </style:paragraph-properties>
      <style:text-properties fo:font-weight="bold" style:font-weight-asian="bold" fo:color="#0085C6" fo:font-size="12pt" style:font-size-asian="12pt" fo:hyphenate="false"/>
    </style:style>
    <style:style style:name="Inhopg2" style:display-name="Inhopg 2" style:family="paragraph" style:parent-style-name="Standaard" style:next-style-name="Standaard" style:auto-update="true">
      <style:paragraph-properties style:contextual-spacing="true" fo:margin-left="0.7875in" fo:text-indent="-0.3937in">
        <style:tab-stops>
          <style:tab-stop style:type="left" style:position="0in"/>
          <style:tab-stop style:type="right" style:position="5.2062in"/>
        </style:tab-stops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style:contextual-spacing="true" fo:margin-bottom="0.0416in" fo:margin-left="0.7875in" fo:text-indent="-0.3937in">
        <style:tab-stops>
          <style:tab-stop style:type="right" style:position="5.2062in"/>
        </style:tab-stops>
      </style:paragraph-properties>
      <style:text-properties fo:font-size="9pt" style:font-size-asian="9pt" fo:hyphenate="false"/>
    </style:style>
    <style:style style:name="Kop2Char" style:display-name="Kop 2 Char" style:family="text" style:parent-style-name="Standaardalinea-lettertype">
      <style:text-properties style:font-name="Tenorite" style:font-name-asian="Times New Roman" style:font-name-complex="Myanmar Text" fo:font-weight="bold" style:font-weight-asian="bold" fo:color="#64686B" fo:font-size="14pt" style:font-size-asian="14pt" style:font-size-complex="13pt"/>
    </style:style>
    <style:style style:name="Kop3Char" style:display-name="Kop 3 Char" style:family="text" style:parent-style-name="Standaardalinea-lettertype">
      <style:text-properties style:font-name="Tenorite" style:font-name-asian="Times New Roman" style:font-name-complex="Myanmar Text" fo:font-weight="bold" style:font-weight-asian="bold" fo:color="#64686B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Tenorite" style:font-name-asian="Times New Roman" style:font-name-complex="Myanmar Text" fo:font-weight="bold" style:font-weight-asian="bold" style:font-style-complex="italic" fo:color="#64686B" fo:font-size="12pt" style:font-size-asian="12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5Char" style:display-name="Kop 5 Char" style:family="text" style:parent-style-name="Standaardalinea-lettertype">
      <style:text-properties style:font-name-asian="Times New Roman" style:font-name-complex="Myanmar Text" fo:color="#708F0A"/>
    </style:style>
    <style:style style:name="Kop6Char" style:display-name="Kop 6 Char" style:family="text" style:parent-style-name="Standaardalinea-lettertype">
      <style:text-properties style:font-name-asian="Times New Roman" style:font-name-complex="Myanmar Text" fo:font-style="italic" style:font-style-asian="italic" style:font-style-complex="italic" fo:color="#808080"/>
    </style:style>
    <style:style style:name="Kop7Char" style:display-name="Kop 7 Char" style:family="text" style:parent-style-name="Standaardalinea-lettertype">
      <style:text-properties style:font-name-asian="Times New Roman" style:font-name-complex="Myanmar Text" fo:color="#808080"/>
    </style:style>
    <style:style style:name="Kop8Char" style:display-name="Kop 8 Char" style:family="text" style:parent-style-name="Standaardalinea-lettertype">
      <style:text-properties style:font-name-asian="Times New Roman" style:font-name-complex="Myanmar Text" fo:font-style="italic" style:font-style-asian="italic" style:font-style-complex="italic" fo:color="#595959"/>
    </style:style>
    <style:style style:name="Kop9Char" style:display-name="Kop 9 Char" style:family="text" style:parent-style-name="Standaardalinea-lettertype">
      <style:text-properties style:font-name-asian="Times New Roman" style:font-name-complex="Myanmar Text" fo:color="#595959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-asian="Times New Roman" style:use-window-font-color="true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Tenorite" style:font-name-asian="Times New Roman" style:font-name-complex="Myanmar Text" style:use-window-font-color="true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paragraph-properties fo:margin-bottom="0.1111in"/>
      <style:text-properties style:font-name-asian="Times New Roman" fo:color="#808080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Myanmar Text" fo:color="#808080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 fo:margin-bottom="0.1111in"/>
      <style:text-properties fo:font-style="italic" style:font-style-asian="italic" style:font-style-complex="italic" fo:color="#6C6C6C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6C6C6C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708F0A"/>
    </style:style>
    <style:style style:name="Duidelijkcitaat" style:display-name="Duidelijk citaat" style:family="paragraph" style:parent-style-name="Standaard" style:next-style-name="Standaard">
      <style:paragraph-properties fo:border-top="0.0069in solid #708F0A" fo:border-left="none" fo:border-bottom="0.0069in solid #708F0A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708F0A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708F0A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708F0A" fo:letter-spacing="0.0034in"/>
    </style:style>
    <style:style style:name="WW_CharLFO2LVL1" style:family="text">
      <style:text-properties fo:font-weight="bold" style:font-weight-asian="bold" fo:font-style="normal" style:font-style-asian="normal" fo:color="#64686B"/>
    </style:style>
    <style:style style:name="WW_CharLFO2LVL2" style:family="text">
      <style:text-properties fo:color="#64686B"/>
    </style:style>
    <style:style style:name="WW_CharLFO2LVL3" style:family="text">
      <style:text-properties fo:color="#64686B"/>
    </style:style>
    <text:list-style style:name="GNNummering" style:display-name="GN Nummering">
      <text:list-level-style-number text:level="1" text:style-name="WW_CharLFO2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2LVL3" style:num-suffix="." style:num-list-format-name="NLF1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list-format-name="NLF1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Wingdings 2" fo:color="#64686B" fo:font-size="9pt" style:font-size-asian="9pt"/>
    </style:style>
    <style:style style:name="WW_CharLFO3LVL2" style:family="text">
      <style:text-properties style:font-name="Tenorite" fo:color="#64686B"/>
    </style:style>
    <style:style style:name="WW_CharLFO3LVL3" style:family="text">
      <style:text-properties style:font-name="Wingdings 2" fo:color="#64686B"/>
    </style:style>
    <style:style style:name="WW_CharLFO3LVL4" style:family="text">
      <style:text-properties style:font-name="Tenorite" fo:color="#64686B"/>
    </style:style>
    <style:style style:name="WW_CharLFO3LVL5" style:family="text">
      <style:text-properties style:font-name="Wingdings 2" fo:color="#64686B"/>
    </style:style>
    <style:style style:name="WW_CharLFO3LVL6" style:family="text">
      <style:text-properties style:font-name="Tenorite" fo:color="#64686B"/>
    </style:style>
    <style:style style:name="WW_CharLFO3LVL7" style:family="text">
      <style:text-properties style:font-name="Wingdings 2" fo:color="#64686B"/>
    </style:style>
    <style:style style:name="WW_CharLFO3LVL8" style:family="text">
      <style:text-properties style:font-name="Tenorite" fo:color="#64686B"/>
    </style:style>
    <style:style style:name="WW_CharLFO3LVL9" style:family="text">
      <style:text-properties style:font-name="Wingdings 2" fo:color="#64686B"/>
    </style:style>
    <text:list-style style:name="GNOpsomming" style:display-name="GN Opsomming">
      <text:list-level-style-bullet text:level="1" text:style-name="WW_CharLFO3LVL1" text:bullet-char="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3LVL2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enorite"/>
      </text:list-level-style-bullet>
      <text:list-level-style-bullet text:level="3" text:style-name="WW_CharLFO3LVL3" text:bullet-char="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 2"/>
      </text:list-level-style-bullet>
      <text:list-level-style-bullet text:level="4" text:style-name="WW_CharLFO3LVL4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enorite"/>
      </text:list-level-style-bullet>
      <text:list-level-style-bullet text:level="5" text:style-name="WW_CharLFO3LVL5" text:bullet-char="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 2"/>
      </text:list-level-style-bullet>
      <text:list-level-style-bullet text:level="6" text:style-name="WW_CharLFO3LVL6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enorite"/>
      </text:list-level-style-bullet>
      <text:list-level-style-bullet text:level="7" text:style-name="WW_CharLFO3LVL7" text:bullet-char="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 2"/>
      </text:list-level-style-bullet>
      <text:list-level-style-bullet text:level="8" text:style-name="WW_CharLFO3LVL8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enorite"/>
      </text:list-level-style-bullet>
      <text:list-level-style-bullet text:level="9" text:style-name="WW_CharLFO3LVL9" text:bullet-char="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 2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list-format-name="NLF2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2" style:num-list-format-name="NLF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3" style:num-list-format-name="NLF2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complex="Times New Roman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97c00e" draw:opacity="100%" draw:stroke="solid" svg:stroke-width="0.01389in" svg:stroke-color="#3d4f02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</number:num-list-format>
    <style:page-layout style:name="PL0">
      <style:page-layout-properties fo:page-width="8.2687in" fo:page-height="11.6944in" style:print-orientation="portrait" fo:margin-top="0.4923in" fo:margin-left="1.134in" fo:margin-bottom="0.4923in" fo:margin-right="1.134in" style:num-format="1" style:writing-mode="lr-tb">
        <style:footnote-sep style:width="0.007in" style:rel-width="33%" style:color="#3C3C3C" style:line-style="solid" style:adjustment="left"/>
      </style:page-layout-properties>
      <style:header-style>
        <style:header-footer-properties style:dynamic-spacing="true" fo:min-height="0.6416in"/>
      </style:header-style>
      <style:footer-style>
        <style:header-footer-properties style:dynamic-spacing="true" fo:min-height="0.6416in"/>
      </style:footer-style>
    </style:page-layout>
  </office:automatic-styles>
  <office:master-styles>
    <style:master-page style:name="MPF0" style:page-layout-name="PL0">
      <style:footer>
        <text:p text:style-name="Standaard"/>
      </style:footer>
      <style:footer-first>
        <text:p text:style-name="Voettekst"/>
        <text:p text:style-name="Voettekst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nique van Scherpenzeel</meta:initial-creator>
    <dc:creator>Monique van Scherpenzeel</dc:creator>
    <meta:creation-date>2025-11-03T12:56:00Z</meta:creation-date>
    <dc:date>2025-11-03T12:58:00Z</dc:date>
    <meta:template xlink:href="Normal.dotm" xlink:type="simple"/>
    <meta:editing-cycles>2</meta:editing-cycles>
    <meta:editing-duration>PT60S</meta:editing-duration>
    <meta:document-statistic meta:page-count="1" meta:paragraph-count="1" meta:word-count="78" meta:character-count="508" meta:row-count="3" meta:non-whitespace-character-count="431"/>
  </office:meta>
</office:document-meta>
</file>